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6.38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GOLDENIUM_MODE (bool)</text:p>
          </table:table-cell>
          <table:table-cell office:value-type="string" table:style-name="ce1">
            <text:p>Y_ACT_POS (float), DISTANCE_TO_PUCK(int32_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HIGH_SPEED_MODE</text:p>
          </table:table-cell>
          <table:table-cell office:value-type="string" table:style-name="ce1">
            <text:p>0x8D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e mode grande vitesse (à utiliser uniquement avec des vitesses entre 1 et 1,5 m/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 MaxDistToTraj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SMOKE_LEVEL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MOKE_LEVEL (Enum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_SENSORS_LAST_UPDATE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(int32_t) * 6 (=NB_SENSORS)</text:p>
          </table:table-cell>
          <table:table-cell office:value-type="string" table:style-name="ce1">
            <text:p>Indique le temps écoulé depuis la dernière mise à jour de chacun des capteurs (en m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17T21:11:43Z</dc:date>
    <meta:editing-cycles>11</meta:editing-cycles>
    <meta:editing-duration>PT6224S</meta:editing-duration>
  </office:meta>
</office:document-meta>
</file>